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742C578A772EB7A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11.144cm, 5.923cm, 1.76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-2cm" svg:y="0cm" svg:width="20.265cm" svg:height="18.72cm" draw:z-index="0"><draw:image xlink:href="Pictures/100002010000078000000438742C578A772EB7A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6-02T20:07:48.241545740</meta:creation-date>
    <dc:date>2024-06-02T20:09:04.699885804</dc:date>
    <meta:editing-duration>PT1M16S</meta:editing-duration>
    <meta:editing-cycles>1</meta:editing-cycles>
    <meta:generator>LibreOffice/6.4.7.2$Linux_X86_64 LibreOffice_project/4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